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  <style:font-face style:name="avenir-lt-w01" svg:font-family="avenir-lt-w01, light1475496, avenir-lt-w05, light, sans-serif"/>
    <style:font-face style:name="montserrat" svg:font-family="montserrat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rsid="000a21aa" officeooo:paragraph-rsid="000a21aa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officeooo:rsid="000a21aa" officeooo:paragraph-rsid="000a21aa" style:font-size-asian="10pt" style:font-size-complex="10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0pt" officeooo:paragraph-rsid="000a21aa" style:font-size-asian="10pt" style:font-size-complex="10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0pt" officeooo:rsid="000a21aa" officeooo:paragraph-rsid="000a21aa" style:font-size-asian="10pt" style:font-size-complex="1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0c3a16" officeooo:paragraph-rsid="000c3a16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a21aa"/>
    </style:style>
    <style:style style:name="T3" style:family="text">
      <style:text-properties fo:font-variant="normal" fo:text-transform="none" fo:letter-spacing="normal" fo:font-style="normal" fo:font-weight="normal" officeooo:rsid="000c3a16"/>
    </style:style>
    <style:style style:name="T4" style:family="text">
      <style:text-properties fo:font-variant="normal" fo:text-transform="none" fo:letter-spacing="normal" fo:language="en" fo:country="GB" fo:font-style="normal" fo:font-weight="normal" officeooo:rsid="000a21aa"/>
    </style:style>
    <style:style style:name="T5" style:family="text">
      <style:text-properties fo:font-variant="normal" fo:text-transform="none" fo:letter-spacing="normal" fo:language="bg" fo:country="BG" fo:font-style="normal" fo:font-weight="normal" officeooo:rsid="000a21aa"/>
    </style:style>
    <style:style style:name="T6" style:family="text">
      <style:text-properties fo:font-variant="normal" fo:text-transform="none" fo:color="#000000" loext:opacity="100%" style:font-name="Arial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0000" loext:opacity="100%" style:font-name="Arial" fo:font-size="10pt" fo:letter-spacing="normal" fo:language="en" fo:country="GB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loext:opacity="100%" style:font-name="Arial" fo:font-size="10pt" fo:letter-spacing="normal" fo:language="en" fo:country="US" fo:font-style="normal" fo:font-weight="normal" style:font-size-asian="10pt" style:font-size-complex="10pt"/>
    </style:style>
    <style:style style:name="T9" style:family="text">
      <style:text-properties fo:font-variant="normal" fo:text-transform="none" fo:color="#000000" loext:opacity="100%" style:font-name="Arial" fo:font-size="10pt" fo:letter-spacing="normal" fo:language="bg" fo:country="BG" fo:font-style="normal" fo:font-weight="normal" style:font-size-asian="10pt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1" style:family="text">
      <style:text-properties officeooo:rsid="000a21aa"/>
    </style:style>
    <style:style style:name="T12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Парамонт Гардънс е проектиран с мисъл за природата и бъдещето.</text:span></text:p>
      <text:p text:style-name="P3"><text:span text:style-name="T3">Комплексът</text:span><text:span text:style-name="T1"> е разположен в полите на планина Витоша с директна гледка към Копитото. Парамонт Гардънс предлага уникална хармония с природата. Проектът обхваща 14,000 кв.м., от които 8,582 кв.м. са озеленени площи – идеалното място за релакс и спокойствие.</text:span> </text:p>
      <text:p text:style-name="P3"><text:span text:style-name="T1">С бърз достъп до центъра на града чрез бул. Цар Борис III и само на 2 минути от Околовръстен път, Парамонт Гардънс съчетава удобството на градския живот и връзката с природата. Съседството с екопътека предоставя възможност за разходки и релаксация сред природата.</text:span></text:p>
      <text:p text:style-name="P1"><text:span text:style-name="T6">Повече за проекта и инвеститорите може да разгледате на </text:span><text:a xlink:type="simple" xlink:href="https://www.paramontgardens.bg/" text:style-name="Internet_20_link" text:visited-style-name="Visited_20_Internet_20_Link">https://www.paramontgardens.bg/</text:a></text:p>
      <text:p text:style-name="P1"><text:span text:style-name="T6"/></text:p>
      <text:p text:style-name="P6"><text:span text:style-name="T6">Тук може да разгледате 2 фази на проекта, като разликата е само в ландшафтното оформление.</text:span></text:p>
      <text:p text:style-name="P6"><text:span text:style-name="T6"/></text:p>
      <text:p text:style-name="P6"><text:span text:style-name="T6">3</text:span><text:span text:style-name="T7">d </text:span><text:span text:style-name="T9">визуализацията е разработена от </text:span><text:span text:style-name="T7">DECORET LTD, </text:span><text:span text:style-name="T9">а постпродукцията във фаза едно е на Христо Йорданов.</text:span></text:p>
      <text:p text:style-name="P6"><text:span text:style-name="T9">Постпродукцията и анимацията на проекта на фаза 2 са дело на студио </text:span><text:span text:style-name="T7">Vaya.</text:span></text:p>
      <text:p text:style-name="P5"><text:span text:style-name="T1"/></text:p>
      <text:p text:style-name="P3"/>
      <text:p text:style-name="P4"><text:span text:style-name="T11">Проектът е на арх. </text:span><text:span text:style-name="T1">Любомир Георгиев Георгиев </text:span><text:span text:style-name="T2">и неговото архитектурно студио </text:span><text:span text:style-name="T4">Tectonis. </text:span><text:span text:style-name="T5">За да се свържете с тях и да разгледате други техни проекти, посетете сайта</text:span></text:p>
      <text:p text:style-name="P4"><text:span text:style-name="T2">https://www.tectonis.com/</text:span></text:p>
      <text:p text:style-name="P2"><text:a xlink:type="simple" xlink:href="mailto:archlubogeorgiev@gmail.com" text:style-name="Internet_20_link" text:visited-style-name="Visited_20_Internet_20_Link"><text:span text:style-name="T10">archlubogeorgiev@gmail.com</text:span></text:a><text:span text:style-name="T12"> </text:span></text:p>
      <text:p text:style-name="P5"/>
      <text:p text:style-name="P5"><text:span text:style-name="T3">+359 </text:span><text:span text:style-name="T1">898 435 249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Historic" svg:font-family="'Segoe UI Historic', 'Segoe UI', Helvetica, Arial, sans-serif"/>
    <style:font-face style:name="avenir-lt-w01" svg:font-family="avenir-lt-w01, light1475496, avenir-lt-w05, light, sans-serif"/>
    <style:font-face style:name="montserrat" svg:font-family="montserra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2:39:04.971000000</meta:creation-date>
    <dc:date>2024-08-01T13:12:18.224000000</dc:date>
    <meta:editing-duration>PT33M12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1" meta:word-count="175" meta:character-count="1160" meta:non-whitespace-character-count="992"/>
  </office:meta>
</office:document-meta>
</file>